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Test 123/.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ry Hodge</meta:initial-creator>
    <meta:creation-date>2012-10-20T19:28:47</meta:creation-date>
    <dc:date>2012-10-20T19:29:12</dc:date>
    <dc:creator>Gary Hodge</dc:creator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3.5$Linux_x86 LibreOffice_project/350m1$Build-2</meta:generator>
  </office:meta>
</office:document-meta>
</file>